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. Was unterscheidet Régis Debrays Ansatz vom humanistischen Szenario?</text:p>
      <text:p text:style-name="Standard"><text:tab/>Debray trennt anders als die humanisten : Kultur/Technik;Zweckgebundenes <text:tab/>Werkzeug/Freier Geist;Maschine/Mensch;Objekt/Subjekt.</text:p>
      <text:p text:style-name="Standard"><text:tab/>Das Subjekt entsteht in und durch seine Objekte:<text:line-break/><text:tab/>Evolution des Menschen ist ein Prozess der Entäußerung(nach leroi-gourhan)</text:p>
      <text:p text:style-name="Standard"/>
      <text:p text:style-name="P1">2.Wie verläuft die Evolution nach Leroi-Gourhan? Wie ist der Mensch mit seinen </text:p>
      <text:p text:style-name="P1">Werkzeugen verbunden?</text:p>
      <text:p text:style-name="Standard"><text:tab/>Durch den Aufrechten Gang entwickelt sich die Hand vom Lauf zum Greiforgan, der Mund <text:tab/>vom Greif- zum Sprechorgan. Instinkte werden durch Bewusstsein erweitert. Geist und <text:tab/>Fähigkeiten befreien sich vom Körper. Evolution ist ein Prozess der Entäußerung. Durch <text:tab/>Werkzeuge erlangen wir neue Fertigkeiten und dadurch neue Möglichkeiten.</text:p>
      <text:p text:style-name="Standard"/>
      <text:p text:style-name="P1">3.Inwieweit bedingen sich Kultur und Technik gegenseitig?</text:p>
      <text:p text:style-name="Standard"><text:tab/>Technik ist immer menschlich, da der Mensch sich nur durch sie entwickelt. + Der Mensch <text:tab/>ist seine Technik. Die Art der benutzung vonTechnik (nach l-g. Gesten) ist Kultur, wie die <text:tab/>Art ein Schwert zu führen oder die traditionelle Küche. Ohne das Eine gibt es das Nadere <text:tab/>auch nicht. Kultur entwickelt sich “rund um den ritualisierten Gebrauch von Werkzeugen”</text:p>
      <text:p text:style-name="Standard"/>
      <text:p text:style-name="P2">4.Was leistet die Kultur? Was leisten die Werkzeuge?</text:p>
      <text:p text:style-name="Standard"><text:tab/>Kultur stiftet Identität und ist deshalb subjektiv. Technik ist für Fortschritt da und ist objektiv <text:tab/>universal gleichgültig.</text:p>
      <text:p text:style-name="Standard"/>
      <text:p text:style-name="P1">5.Was ist das „kollektive Gedächtnis“ nach Leroi-Gourhan? Was sind „Kulturtechniken“? </text:p>
      <text:p text:style-name="P1">Welche Rolle spielt der Begriff der „Programmierung“ in diesem Zusammenhang?</text:p>
      <text:p text:style-name="Standard"><text:tab/>Kollektives Gedächtnis: Gesammeltes materielles Wissen einer Gruppe, gesichert durch <text:tab/>sprache zeichen bilder oder werkzeuge usw.... speichert auch kulturtechniken</text:p>
      <text:p text:style-name="Standard"><text:tab/>Kulturtechnik: oder auch Operationsprogramm '”Operative Synergie von Werkzeug und <text:tab/>Geste” organisieren'. Klartext:<text:span text:style-name="T1"> Wie ne Gesellschaft mit nem Werkzeug umgeht.</text:span></text:p>
      <text:p text:style-name="P3"><text:tab/>Programmierung: Eine Vorgabe wie Programme Ziele erfüllen sollen. (nicht jedes Programm <text:tab/>macht dies gleich) + Programmiersprachen unterscheiden sich → Sagen wie man einem <text:tab/>Computer befehle erteilt → Kulturtechni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3T17:40:01.19</meta:creation-date>
    <dc:date>2013-01-16T00:17:29.71</dc:date>
    <meta:editing-duration>PT8H57M54S</meta:editing-duration>
    <meta:editing-cycles>11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272" meta:character-count="2047"/>
  </office:meta>
</office:document-meta>
</file>